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1pt" officeooo:rsid="0006c33a" officeooo:paragraph-rsid="0006c33a" style:font-size-asian="11pt" style:font-size-complex="11pt"/>
    </style:style>
    <style:style style:name="P2" style:family="paragraph" style:parent-style-name="Standard">
      <style:text-properties officeooo:rsid="0006baf9" officeooo:paragraph-rsid="0006baf9"/>
    </style:style>
    <style:style style:name="P3" style:family="paragraph" style:parent-style-name="Standard">
      <style:paragraph-properties fo:text-align="center" style:justify-single-word="false"/>
      <style:text-properties fo:font-size="16pt" officeooo:rsid="0006baf9" officeooo:paragraph-rsid="0006baf9" style:font-size-asian="16pt" style:font-size-complex="16pt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c33a" officeooo:paragraph-rsid="0006c33a" style:font-weight-asian="bold" style:font-weight-complex="bold"/>
    </style:style>
    <style:style style:name="P5" style:family="paragraph" style:parent-style-name="Standard">
      <style:text-properties officeooo:rsid="000845ca" officeooo:paragraph-rsid="000845ca"/>
    </style:style>
    <style:style style:name="T1" style:family="text">
      <style:text-properties officeooo:rsid="000863f8"/>
    </style:style>
    <style:style style:name="T2" style:family="text">
      <style:text-properties officeooo:rsid="0009a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VIE RATING BY GROSS WORLDWIDE</text:p>
      <text:p text:style-name="P2"/>
      <text:p text:style-name="P4">Rank<text:tab/><text:tab/><text:tab/><text:tab/><text:tab/>Movie Name<text:tab/><text:tab/><text:tab/><text:tab/><text:tab/>Gross Dollars </text:p>
      <text:p text:style-name="P2"/>
      <text:p text:style-name="P2"/>
      <text:p text:style-name="P5">1<text:tab/><text:tab/><text:tab/><text:tab/><text:tab/>End game<text:tab/><text:tab/><text:tab/><text:tab/><text:tab/>$2435343</text:p>
      <text:p text:style-name="P5">2<text:tab/><text:tab/><text:tab/><text:tab/><text:tab/>Kingkong<text:tab/><text:tab/><text:tab/><text:tab/><text:tab/>$1232445</text:p>
      <text:p text:style-name="P5">3<text:tab/><text:tab/><text:tab/><text:tab/><text:tab/>Incrdibles<text:tab/><text:tab/><text:tab/><text:tab/><text:tab/>$1234567</text:p>
      <text:p text:style-name="P5">4<text:tab/><text:tab/><text:tab/><text:tab/><text:tab/>Bahubali<text:tab/><text:tab/><text:tab/><text:tab/><text:tab/>$4567778</text:p>
      <text:p text:style-name="P5">5<text:tab/><text:tab/><text:tab/><text:tab/><text:tab/>Lucky the racer<text:tab/><text:tab/><text:tab/><text:tab/>$2345668</text:p>
      <text:p text:style-name="P5">6<text:tab/><text:tab/><text:tab/><text:tab/><text:tab/>krrish<text:tab/><text:tab/><text:tab/><text:tab/><text:tab/><text:tab/>$4567889</text:p>
      <text:p text:style-name="P5">7<text:tab/><text:tab/><text:tab/><text:tab/><text:tab/>kedarnath<text:tab/><text:tab/><text:tab/><text:tab/><text:tab/>$4567890</text:p>
      <text:p text:style-name="P5">8<text:tab/><text:tab/><text:tab/><text:tab/><text:tab/>Jatt&amp;juliet<text:tab/><text:tab/><text:tab/><text:tab/><text:tab/>$2345678</text:p>
      <text:p text:style-name="P5">9<text:tab/><text:tab/><text:tab/><text:tab/><text:tab/>Guddiyan patole<text:tab/><text:tab/><text:tab/><text:tab/>$3456787</text:p>
      <text:p text:style-name="P5">10<text:tab/><text:tab/><text:tab/><text:tab/><text:tab/>Superme khiladi<text:tab/><text:tab/><text:tab/><text:tab/>$23456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1pt" officeooo:rsid="0006c33a" officeooo:paragraph-rsid="0006c33a" style:font-size-asian="11pt" style:font-size-complex="11pt"/>
    </style:style>
    <style:style style:name="MT1" style:family="text">
      <style:text-properties officeooo:rsid="0009aec8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ame- <text:span text:style-name="MT1">Akshit Mangotra</text:span> <text:s text:c="27"/>Movie ratings <text:s text:c="43"/>Date-10/6/20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8:40:09.631000000</meta:creation-date>
    <meta:editing-duration>PT22M45S</meta:editing-duration>
    <meta:editing-cycles>5</meta:editing-cycles>
    <meta:generator>LibreOffice/4.4.4.3$Windows_x86 LibreOffice_project/2c39ebcf046445232b798108aa8a7e7d89552ea8</meta:generator>
    <dc:date>2019-06-10T12:09:10.613000000</dc:date>
    <meta:document-statistic meta:table-count="0" meta:image-count="0" meta:object-count="0" meta:page-count="1" meta:paragraph-count="13" meta:word-count="51" meta:character-count="483" meta:non-whitespace-character-count="288"/>
  </office:meta>
</office:document-meta>
</file>